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weight="bold" style:font-weight-asian="bold" style:font-weight-complex="bold"/>
    </style:style>
    <style:style style:name="T4" style:family="text">
      <style:text-properties style:font-name="Verdana1" fo:font-size="14pt"/>
    </style:style>
    <style:style style:name="T5" style:family="text">
      <style:text-properties style:font-name="Verdana1" fo:font-size="14pt" style:text-underline-style="solid" style:text-underline-width="auto" style:text-underline-color="font-color" fo:font-weight="bold"/>
    </style:style>
    <style:style style:name="T6" style:family="text">
      <style:text-properties style:font-name="Verdana1" fo:font-size="14pt" fo:font-weight="bold"/>
    </style:style>
    <style:style style:name="T7" style:family="text">
      <style:text-properties style:font-name="Verdana1" style:text-underline-style="solid" style:text-underline-width="auto" style:text-underline-color="font-color" fo:font-weight="bold"/>
    </style:style>
    <style:style style:name="T8" style:family="text">
      <style:text-properties fo:color="#000080" style:font-name="Verdana1" fo:font-weight="bold"/>
    </style:style>
    <style:style style:name="T9" style:family="text">
      <style:text-properties fo:color="#800080" style:font-name="Verdana1"/>
    </style:style>
    <style:style style:name="T10" style:family="text">
      <style:text-properties fo:color="#0000ff" style:font-name="Verdana1" fo:font-size="14pt"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BBQ Ham &amp; Cornbread Casserole</text:span><text:line-break/><text:line-break/>2 to 3 T olive oil<text:line-break/>1 medium onion, chopped<text:line-break/>2 ½ cups cut up ham pieces<text:line-break/>1 cup frozen corn<text:line-break/>1 cup sliced olives<text:line-break/>2 ½ cups cooked brown rice<text:line-break/>1 ½ cups bbq sauce<text:line-break/>1 cup water<text:line-break/>1 recipe cornbread <text:line-break/><text:line-break/>In a large frying pan heat olive oil on medium high heat. Add chopped onion and cook until onion is soft and transparent looking. Add ham, corn, olives, brown rice:</text:p>
      <text:p text:style-name="Standard"><text:line-break/><text:line-break/>Now add bbq sauce. I wanted the recipe to fairly moist so I added 1 cup of water. If your bbq sauce is thick you will need the whole cup of water, if your sauce is thin you may need less. You want it moist, but not soupy. </text:p>
      <text:p text:style-name="Standard"><text:line-break/>Pour this mixture in a 9x13 pan (I sprayed mine with non stick spray). <text:line-break/></text:p>
      <text:p text:style-name="Standard">Mix up one recipe of cornbread mix and spoon/pour this over the top..<text:line-break/><text:line-break/>Bake at 400 degrees for 20 to 25 minutes. Use a knife inserted into the cornbread to make sure it has cooked all the way through. </text:p>
      <text:p text:style-name="Standard"><text:line-break/><text:line-break/>I served this meal with a large green salad and fresh strawberries…</text:p>
      <text:p text:style-name="Standard"><text:line-break/>Enjo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6:24:03.55</dc:date>
    <dc:creator>Crystal Miller</dc:creator>
    <meta:editing-duration>PT11H37M29S</meta:editing-duration>
    <meta:editing-cycles>2</meta:editing-cycles>
    <meta:generator>OpenOffice/4.1.1$Win32 OpenOffice.org_project/411m6$Build-9775</meta:generator>
    <meta:document-statistic meta:table-count="0" meta:image-count="0" meta:object-count="0" meta:page-count="1" meta:paragraph-count="6" meta:word-count="191" meta:character-count="956"/>
  </office:meta>
</office:document-meta>
</file>